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1.986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Full (debug)</text:p>
          </table:table-cell>
          <table:table-cell office:value-type="float" office:value="19368">
            <text:p>19368</text:p>
          </table:table-cell>
          <table:table-cell/>
        </table:table-row>
        <table:table-row table:style-name="ro1">
          <table:table-cell office:value-type="string">
            <text:p>-debug</text:p>
          </table:table-cell>
          <table:table-cell office:value-type="float" office:value="16834">
            <text:p>16834</text:p>
          </table:table-cell>
          <table:table-cell table:formula="of:=[.B2]-[.B3]" office:value-type="float" office:value="2534">
            <text:p>2534</text:p>
          </table:table-cell>
        </table:table-row>
        <table:table-row table:style-name="ro1">
          <table:table-cell office:value-type="string">
            <text:p>-debug_led</text:p>
          </table:table-cell>
          <table:table-cell office:value-type="float" office:value="16580">
            <text:p>16580</text:p>
          </table:table-cell>
          <table:table-cell table:formula="of:=[.B3]-[.B4]" office:value-type="float" office:value="254">
            <text:p>254</text:p>
          </table:table-cell>
        </table:table-row>
        <table:table-row table:style-name="ro1">
          <table:table-cell office:value-type="string">
            <text:p>-rest-time</text:p>
          </table:table-cell>
          <table:table-cell office:value-type="float" office:value="16432">
            <text:p>16432</text:p>
          </table:table-cell>
          <table:table-cell table:formula="of:=[.B4]-[.B5]" office:value-type="float" office:value="148">
            <text:p>148</text:p>
          </table:table-cell>
        </table:table-row>
        <table:table-row table:style-name="ro1">
          <table:table-cell office:value-type="string">
            <text:p>-motor-intercom +estep,edir</text:p>
          </table:table-cell>
          <table:table-cell office:value-type="float" office:value="16130">
            <text:p>16130</text:p>
          </table:table-cell>
          <table:table-cell table:formula="of:=[.B5]-[.B6]" office:value-type="float" office:value="302">
            <text:p>302</text:p>
          </table:table-cell>
        </table:table-row>
        <table:table-row table:style-name="ro1">
          <table:table-cell office:value-type="string">
            <text:p>-fan-intercom</text:p>
          </table:table-cell>
          <table:table-cell office:value-type="float" office:value="16114">
            <text:p>16114</text:p>
          </table:table-cell>
          <table:table-cell table:formula="of:=[.B6]-[.B7]" office:value-type="float" office:value="16">
            <text:p>16</text:p>
          </table:table-cell>
        </table:table-row>
        <table:table-row table:style-name="ro1">
          <table:table-cell/>
          <table:table-cell/>
          <table:table-cell table:formula="of:=[.B7]-[.B8]" office:value-type="float" office:value="16114">
            <text:p>16114</text:p>
          </table:table-cell>
        </table:table-row>
        <table:table-row table:style-name="ro1">
          <table:table-cell/>
          <table:table-cell/>
          <table:table-cell table:formula="of:=[.B8]-[.B9]" office:value-type="float" office:value="0">
            <text:p>0</text:p>
          </table:table-cell>
        </table:table-row>
        <table:table-row table:style-name="ro1">
          <table:table-cell/>
          <table:table-cell/>
          <table:table-cell table:formula="of:=[.B9]-[.B10]" office:value-type="float" office:value="0">
            <text:p>0</text:p>
          </table:table-cell>
        </table:table-row>
        <table:table-row table:style-name="ro1">
          <table:table-cell/>
          <table:table-cell/>
          <table:table-cell table:formula="of:=[.B10]-[.B11]" office:value-type="float" office:value="0">
            <text:p>0</text:p>
          </table:table-cell>
        </table:table-row>
        <table:table-row table:style-name="ro1">
          <table:table-cell/>
          <table:table-cell/>
          <table:table-cell table:formula="of:=[.B11]-[.B12]" office:value-type="float" office:value="0">
            <text:p>0</text:p>
          </table:table-cell>
        </table:table-row>
        <table:table-row table:style-name="ro1">
          <table:table-cell/>
          <table:table-cell/>
          <table:table-cell table:formula="of:=[.B12]-[.B13]" office:value-type="float" office:value="0">
            <text:p>0</text:p>
          </table:table-cell>
        </table:table-row>
        <table:table-row table:style-name="ro1">
          <table:table-cell/>
          <table:table-cell/>
          <table:table-cell table:formula="of:=[.B13]-[.B14]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 L" style:language-asian="zh" style:country-asian="CN" style:font-name-complex="Nimbus Sans 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5">06/05/2011</text:date>, <text:time>16:4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5T13:35:29</meta:creation-date>
    <dc:date>2011-06-05T16:45:02</dc:date>
    <meta:editing-duration>PT02H54M17S</meta:editing-duration>
    <meta:editing-cycles>2</meta:editing-cycles>
    <meta:generator>OpenOffice.org/3.2$Linux OpenOffice.org_project/320m19$Build-9505</meta:generator>
    <meta:document-statistic meta:table-count="3" meta:cell-count="31" meta:object-count="0"/>
  </office:meta>
</office:document-meta>
</file>